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73e2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73e2b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33ad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</text:p>
      <text:p text:style-name="P5"/>
      <text:p text:style-name="P5">VOLUNTAPP</text:p>
      <text:p text:style-name="P1"><text:span text:style-name="T3">V</text:span>aloracion Sprint</text:p>
      <text:p text:style-name="P2"><text:span text:style-name="T2"/></text:p>
      <text:p text:style-name="P8">Sprint #<text:span text:style-name="T4">2</text:span></text:p>
      <text:p text:style-name="P8">Objetivo: </text:p>
      <text:p text:style-name="P7">Nuestro objetivo para el sprint #2 es el de empezar la creación de nuestra página principal una vez ya logado el usuario, en esta se puede publicar y ver los posts de otros usuarios, ver los eventos en los que el usuario esta apuntado y una lista de amigos disponibles, también definir el perfil de usuario y de ser posible, los ajustes de la cuenta.</text:p>
      <text:p text:style-name="P3"><text:span text:style-name="T1"/></text:p>
      <text:p text:style-name="P3"><draw:line text:anchor-type="paragraph" draw:z-index="0" draw:name="Horizontal line 1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Rocio Garci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1" draw:name="Horizontal line 2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Diego Ramirez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2" draw:name="Horizontal line 3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Oscar Pereir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3" draw:name="Horizontal line 4" draw:style-name="gr1" draw:text-style-name="P9" svg:x1="-0.346cm" svg:y1="0.111cm" svg:x2="17.496cm" svg:y2="0.166cm"><text:p/></draw:line><text:span text:style-name="T1"/></text:p>
      <text:p text:style-name="P6">Alumno: Brandon Acapa</text:p>
      <text:p text:style-name="P6">Nota:</text:p>
      <text:p text:style-name="P6">Comentari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2-01T15:23:43.582116155</dc:date>
    <meta:editing-duration>PT3M5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06" meta:character-count="642" meta:non-whitespace-character-count="554"/>
  </office:meta>
</office:document-meta>
</file>